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5.753cm" fo:margin-left="0.885cm" table:align="left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style:use-optimal-row-height="false"/>
    </style:style>
    <style:style style:name="Tabla1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1.D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1.2" style:family="table-row">
      <style:table-row-properties style:min-row-height="0.635cm" style:use-optimal-row-height="false"/>
    </style:style>
    <style:style style:name="Tabla1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1.D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2" style:family="table">
      <style:table-properties style:width="15.801cm" fo:margin-left="0.838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 style:use-optimal-row-height="false"/>
    </style:style>
    <style:style style:name="Tabla2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2.F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2.F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3" style:family="table">
      <style:table-properties style:width="15.852cm" fo:margin-left="0.79cm" table:align="left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 style:use-optimal-row-height="false"/>
    </style:style>
    <style:style style:name="Tabla3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3.B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3.2" style:family="table-row">
      <style:table-row-properties style:min-row-height="0.6cm" style:use-optimal-row-height="false"/>
    </style:style>
    <style:style style:name="Tabla3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3.B2" style:family="table-cell">
      <style:table-cell-properties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4" style:family="table">
      <style:table-properties style:width="15.849cm" fo:margin-left="0.79cm" table:align="left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 style:use-optimal-row-height="false"/>
    </style:style>
    <style:style style:name="Tabla4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4.B1" style:family="table-cell">
      <style:table-cell-properties style:vertical-align="middle" fo:padding-left="0.009cm" fo:padding-right="0.182cm" fo:padding-top="0cm" fo:padding-bottom="0cm" fo:border-left="1.5pt solid #000001" fo:border-right="0.5pt solid #657cd1" fo:border-top="0.5pt solid #657cd1" fo:border-bottom="0.5pt solid #657cd1" style:writing-mode="lr-tb"/>
    </style:style>
    <style:style style:name="Tabla5" style:family="table">
      <style:table-properties style:width="15.801cm" fo:margin-left="0.838cm" table:align="left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 style:use-optimal-row-height="false"/>
    </style:style>
    <style:style style:name="Tabla5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5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6" style:family="table">
      <style:table-properties style:width="15.801cm" fo:margin-left="0.838cm" table:align="left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 style:use-optimal-row-height="false"/>
    </style:style>
    <style:style style:name="Tabla6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6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7" style:family="table">
      <style:table-properties style:width="17.51cm" fo:margin-left="0cm" table:align="left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 style:writing-mode="lr-tb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 style:writing-mode="lr-tb">
        <style:background-image/>
      </style:table-cell-properties>
    </style:style>
    <style:style style:name="Tabla7.A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B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C2" style:family="table-cell">
      <style:table-cell-properties fo:padding-left="0.164cm" fo:padding-right="0.191cm" fo:padding-top="0cm" fo:padding-bottom="0cm" fo:border="0.5pt solid #365f91" style:writing-mode="lr-tb"/>
    </style:style>
    <style:style style:name="Tabla7.A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3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Tabla7.A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4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P1" style:family="paragraph" style:parent-style-name="Footer">
      <style:text-properties style:font-name-asian="Arial Narrow" style:font-size-complex="9pt"/>
    </style:style>
    <style:style style:name="P2" style:family="paragraph" style:parent-style-name="Standard">
      <style:paragraph-properties fo:margin-left="1.199cm" fo:margin-right="-0.041cm" fo:margin-top="0.635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1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2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3" style:family="paragraph" style:parent-style-name="Standard">
      <style:paragraph-properties fo:margin-left="0cm" fo:margin-right="-0.041cm" fo:margin-top="0.635cm" fo:margin-bottom="0cm" style:contextual-spacing="false" fo:orphans="0" fo:widows="0" fo:text-indent="0cm" style:auto-text-indent="false" fo:break-before="page">
        <style:tab-stops/>
      </style:paragraph-properties>
      <style:text-properties fo:color="#365f91" loext:opacity="100%" fo:font-size="10pt" fo:letter-spacing="-0.002cm" fo:language="gl" fo:country="ES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officeooo:rsid="0001089f" officeooo:paragraph-rsid="0001089f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6.244cm" fo:text-align="justify" style:justify-single-word="false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officeooo:rsid="00027c33" officeooo:paragraph-rsid="00027c33" style:font-size-asian="10pt" style:font-name-complex="Arial" style:font-size-complex="10pt" style:text-scale="81%"/>
    </style:style>
    <style:style style:name="P26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7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8" style:family="paragraph" style:parent-style-name="Standard">
      <style:paragraph-properties fo:margin-lef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0" style:family="paragraph" style:parent-style-name="Standard">
      <style:paragraph-properties fo:margin-left="0.101cm" fo:margin-top="0cm" fo:margin-bottom="0cm" style:contextual-spacing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1" style:family="paragraph" style:parent-style-name="Standard">
      <style:paragraph-properties fo:margin-left="0cm" fo:margin-top="0cm" fo:margin-bottom="0cm" style:contextual-spacing="false" fo:orphans="0" fo:widows="0" fo:hyphenation-ladder-count="no-limit" fo:text-indent="0cm" style:auto-text-indent="false" style:punctuation-wrap="simpl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solid" draw:fill-color="#dbe5f1" draw:opacity="100%"/>
      <style:paragraph-properties fo:margin-left="0cm" fo:margin-right="-0.004cm" fo:margin-top="0.635cm" fo:margin-bottom="0cm" style:contextual-spacing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 style:shadow="none">
        <style:tab-stops/>
      </style:paragraph-properties>
    </style:style>
    <style:style style:name="P33" style:family="paragraph" style:parent-style-name="Standard">
      <style:paragraph-properties fo:margin-left="0cm" fo:orphans="0" fo:widows="0" fo:text-indent="0cm" style:auto-text-indent="false">
        <style:tab-stops/>
      </style:paragraph-properties>
      <style:text-properties style:use-window-font-color="true" loext:opacity="0%" fo:font-size="10pt" fo:font-style="italic" style:font-size-asian="10pt" style:font-style-asian="italic" style:font-name-complex="Arial" style:font-size-complex="10pt" style:font-style-complex="italic"/>
    </style:style>
    <style:style style:name="P34" style:family="paragraph" style:parent-style-name="Standard">
      <style:paragraph-properties fo:margin-left="0cm" fo:text-align="justify" style:justify-single-word="false">
        <style:tab-stops/>
      </style:paragraph-properties>
      <style:text-properties style:use-window-font-color="true" loext:opacity="0%" fo:font-style="italic" style:font-style-asian="italic"/>
    </style:style>
    <style:style style:name="P35" style:family="paragraph" style:parent-style-name="Standard">
      <style:paragraph-properties fo:margin-left="0cm" fo:text-align="justify" style:justify-single-word="false" fo:text-indent="1cm" style:auto-text-indent="false">
        <style:tab-stops/>
      </style:paragraph-properties>
      <style:text-properties style:use-window-font-color="true" loext:opacity="0%" fo:font-weight="bold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text-properties fo:color="#0000cc" loext:opacity="100%" style:font-name-asian="Verdana" style:font-size-complex="9pt"/>
    </style:style>
    <style:style style:name="P39" style:family="paragraph" style:parent-style-name="Standard">
      <style:paragraph-properties fo:margin-left="0cm" fo:text-indent="0cm" style:auto-text-indent="false" fo:break-before="page">
        <style:tab-stops/>
      </style:paragraph-properties>
      <style:text-properties style:font-name-asian="Verdana" style:font-size-complex="9pt"/>
    </style:style>
    <style:style style:name="P40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1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2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3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4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5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7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8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9" style:family="paragraph" style:parent-style-name="Standard">
      <style:paragraph-properties fo:margin-left="0cm" fo:text-indent="0cm" style:auto-text-indent="false">
        <style:tab-stops/>
      </style:paragraph-properties>
      <style:text-properties fo:color="#ff0000" loext:opacity="100%" fo:font-style="italic" style:font-style-asian="italic"/>
    </style:style>
    <style:style style:name="P50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27c33" officeooo:paragraph-rsid="00027c33" style:font-size-asian="10pt" style:font-size-complex="10pt"/>
    </style:style>
    <style:style style:name="P51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45d56" officeooo:paragraph-rsid="00045d56" style:font-size-asian="10pt" style:font-size-complex="10pt"/>
    </style:style>
    <style:style style:name="P52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54506" officeooo:paragraph-rsid="00054506" style:font-size-asian="10pt" style:font-size-complex="10pt"/>
    </style:style>
    <style:style style:name="P53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4" style:family="paragraph" style:parent-style-name="Párrafo_20_de_20_lista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5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a5de1" officeooo:paragraph-rsid="000a5de1" style:font-size-asian="10pt" style:font-size-complex="10pt"/>
    </style:style>
    <style:style style:name="P56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c1e75" officeooo:paragraph-rsid="000c1e75" style:font-size-asian="10pt" style:font-size-complex="10pt"/>
    </style:style>
    <style:style style:name="P57" style:family="paragraph" style:parent-style-name="Párrafo_20_de_20_lista">
      <style:paragraph-properties fo:margin-left="0cm" fo:line-height="150%" fo:text-indent="0cm" style:auto-text-indent="false">
        <style:tab-stops/>
      </style:paragraph-properties>
      <style:text-properties fo:color="#000000" loext:opacity="100%" fo:font-size="10pt" fo:language="gl" fo:country="ES" officeooo:rsid="000e55d4" officeooo:paragraph-rsid="000e55d4" style:font-size-asian="10pt" style:font-size-complex="10pt"/>
    </style:style>
    <style:style style:name="P58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d7d7b" officeooo:paragraph-rsid="000d7d7b" style:font-size-asian="10pt" style:font-size-complex="10pt"/>
    </style:style>
    <style:style style:name="P59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12a219" officeooo:paragraph-rsid="0012a219" style:font-size-asian="10pt" style:font-size-complex="10pt"/>
    </style:style>
    <style:style style:name="P6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0fb4a9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19ee2d" style:font-size-asian="10pt" style:font-style-asian="normal" style:font-size-complex="10pt" style:font-style-complex="normal"/>
    </style:style>
    <style:style style:name="P62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19f98" officeooo:paragraph-rsid="00119f98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9ee2d" officeooo:paragraph-rsid="0019ee2d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b26fd" officeooo:paragraph-rsid="001b26fd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66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67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69acd"/>
    </style:style>
    <style:style style:name="P68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d01ac"/>
    </style:style>
    <style:style style:name="P69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7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71" style:family="paragraph" style:parent-style-name="Standard">
      <style:paragraph-properties fo:margin-left="0cm" fo:text-indent="1cm" style:auto-text-indent="false">
        <style:tab-stops/>
      </style:paragraph-properties>
      <style:text-properties fo:color="#ff3333" loext:opacity="100%" fo:font-weight="bold" style:font-weight-asian="bold" style:font-weight-complex="bold"/>
    </style:style>
    <style:style style:name="P72" style:family="paragraph" style:parent-style-name="Heading_20_1" style:list-style-name="WWNum1">
      <style:paragraph-properties>
        <style:tab-stops>
          <style:tab-stop style:position="0.728cm"/>
          <style:tab-stop style:position="1.328cm"/>
        </style:tab-stops>
      </style:paragraph-properties>
    </style:style>
    <style:style style:name="P73" style:family="paragraph" style:parent-style-name="Heading_20_1" style:list-style-name="WWNum1">
      <style:paragraph-properties fo:break-before="page">
        <style:tab-stops>
          <style:tab-stop style:position="0.728cm"/>
          <style:tab-stop style:position="1.328cm"/>
        </style:tab-stops>
      </style:paragraph-properties>
    </style:style>
    <style:style style:name="P74" style:family="paragraph" style:parent-style-name="Standard" style:master-page-name="MP0">
      <style:paragraph-properties fo:margin-left="1.199cm" fo:margin-right="-0.041cm" fo:margin-top="0.635cm" fo:margin-bottom="0cm" style:contextual-spacing="false" fo:orphans="0" fo:widows="0" fo:text-indent="0cm" style:auto-text-indent="false" style:page-number="auto" fo:break-before="pag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75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none" officeooo:rsid="001b26fd" officeooo:paragraph-rsid="001b26fd" style:font-size-asian="10pt" style:font-style-asian="normal" style:font-size-complex="10pt" style:font-style-complex="normal"/>
    </style:style>
    <style:style style:name="P7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e1319" officeooo:paragraph-rsid="001e1319" style:font-size-asian="10pt" style:font-style-asian="normal" style:font-size-complex="10pt" style:font-style-complex="normal"/>
    </style:style>
    <style:style style:name="P77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0a919" officeooo:paragraph-rsid="0022b0bc" style:font-size-asian="10pt" style:font-style-asian="normal" style:font-size-complex="10pt" style:font-style-complex="normal"/>
    </style:style>
    <style:style style:name="P78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27daf" officeooo:paragraph-rsid="00227daf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b26fd" officeooo:paragraph-rsid="001b26fd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35c76" officeooo:paragraph-rsid="00235c76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60f89" officeooo:paragraph-rsid="00260f89" style:font-size-asian="10pt" style:font-style-asian="normal" style:font-size-complex="10pt" style:font-style-complex="normal"/>
    </style:style>
    <style:style style:name="P82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6ccd6" officeooo:paragraph-rsid="0026ccd6" style:font-size-asian="10pt" style:font-style-asian="normal" style:font-size-complex="10pt" style:font-style-complex="normal"/>
    </style:style>
    <style:style style:name="P83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1e1319" officeooo:paragraph-rsid="001e1319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20a919" officeooo:paragraph-rsid="0020a919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260f89" officeooo:paragraph-rsid="00260f89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87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T1" style:family="text">
      <style:text-properties fo:font-size="10pt" style:font-name-asian="Arial" style:font-size-asian="10pt" style:font-name-complex="Arial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color="#365f91" loext:opacity="100%" fo:font-size="11pt" fo:font-weight="bold" style:font-size-asian="11pt" style:font-weight-asian="bold" style:font-size-complex="11pt"/>
    </style:style>
    <style:style style:name="T4" style:family="text">
      <style:text-properties officeooo:rsid="0003482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f25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19ee2d"/>
    </style:style>
    <style:style style:name="T9" style:family="text">
      <style:text-properties style:text-underline-style="solid" style:text-underline-width="auto" style:text-underline-color="font-color" officeooo:rsid="0022b0bc"/>
    </style:style>
    <style:style style:name="T10" style:family="text">
      <style:text-properties style:text-underline-style="solid" style:text-underline-width="auto" style:text-underline-color="font-color" officeooo:rsid="0022c31c"/>
    </style:style>
    <style:style style:name="T11" style:family="text">
      <style:text-properties officeooo:rsid="00054506"/>
    </style:style>
    <style:style style:name="T12" style:family="text">
      <style:text-properties officeooo:rsid="000a5de1"/>
    </style:style>
    <style:style style:name="T13" style:family="text">
      <style:text-properties officeooo:rsid="000c378f"/>
    </style:style>
    <style:style style:name="T14" style:family="text">
      <style:text-properties officeooo:rsid="000d7d7b"/>
    </style:style>
    <style:style style:name="T15" style:family="text">
      <style:text-properties fo:color="#ff0000" loext:opacity="100%" fo:font-size="10pt" fo:language="gl" fo:country="ES" style:font-size-asian="10pt" style:font-size-complex="10pt"/>
    </style:style>
    <style:style style:name="T16" style:family="text">
      <style:text-properties fo:color="#ff0000" loext:opacity="100%" style:text-line-through-style="none" style:text-line-through-type="none" fo:font-size="10pt" fo:language="gl" fo:country="ES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color="#ff3333" loext:opacity="100%" fo:font-size="10pt" fo:language="gl" fo:country="ES" style:font-size-asian="10pt" style:font-size-complex="10pt"/>
    </style:style>
    <style:style style:name="T18" style:family="text">
      <style:text-properties officeooo:rsid="0012a219"/>
    </style:style>
    <style:style style:name="T19" style:family="text">
      <style:text-properties officeooo:rsid="00144eb9"/>
    </style:style>
    <style:style style:name="T20" style:family="text">
      <style:text-properties officeooo:rsid="0015d1df"/>
    </style:style>
    <style:style style:name="T21" style:family="text">
      <style:text-properties fo:color="#000000" loext:opacity="100%" fo:font-size="10pt" fo:language="gl" fo:country="ES" officeooo:rsid="00169acd" style:font-size-asian="10pt" style:font-size-complex="10pt"/>
    </style:style>
    <style:style style:name="T22" style:family="text">
      <style:text-properties fo:color="#000000" loext:opacity="100%" fo:font-size="10pt" fo:language="gl" fo:country="ES" officeooo:rsid="001d01ac" style:font-size-asian="10pt" style:font-size-complex="10pt"/>
    </style:style>
    <style:style style:name="T23" style:family="text">
      <style:text-properties officeooo:rsid="0019ee2d"/>
    </style:style>
    <style:style style:name="T24" style:family="text">
      <style:text-properties style:text-line-through-style="none" style:text-line-through-type="none" officeooo:rsid="0019ee2d"/>
    </style:style>
    <style:style style:name="T25" style:family="text">
      <style:text-properties officeooo:rsid="001b20ee"/>
    </style:style>
    <style:style style:name="T26" style:family="text">
      <style:text-properties officeooo:rsid="001b24f6"/>
    </style:style>
    <style:style style:name="T27" style:family="text">
      <style:text-properties officeooo:rsid="001b26f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2396bd"/>
    </style:style>
    <style:style style:name="T30" style:family="text">
      <style:text-properties style:text-underline-style="none" officeooo:rsid="002573e0"/>
    </style:style>
    <style:style style:name="T31" style:family="text">
      <style:text-properties style:text-underline-style="none" officeooo:rsid="0022b0bc"/>
    </style:style>
    <style:style style:name="T32" style:family="text">
      <style:text-properties officeooo:rsid="0020a919"/>
    </style:style>
    <style:style style:name="T33" style:family="text">
      <style:text-properties officeooo:rsid="00227daf"/>
    </style:style>
    <style:style style:name="T34" style:family="text">
      <style:text-properties officeooo:rsid="0022b0bc"/>
    </style:style>
    <style:style style:name="T35" style:family="text">
      <style:text-properties officeooo:rsid="0022c31c"/>
    </style:style>
    <style:style style:name="T36" style:family="text">
      <style:text-properties officeooo:rsid="00260f89"/>
    </style:style>
    <style:style style:name="T37" style:family="text">
      <style:text-properties officeooo:rsid="00280c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Código</text:p>
          </table:table-cell>
          <table:table-cell table:style-name="Tabla1.A1" office:value-type="string">
            <text:p text:style-name="P4">Centro</text:p>
          </table:table-cell>
          <table:table-cell table:style-name="Tabla1.A1" office:value-type="string">
            <text:p text:style-name="P4">Concello</text:p>
          </table:table-cell>
          <table:table-cell table:style-name="Tabla1.D1" office:value-type="string">
            <text:p text:style-name="P4">Ano académico</text:p>
          </table:table-cell>
        </table:table-row>
        <table:table-row table:style-name="Tabla1.2">
          <table:table-cell table:style-name="Tabla1.A2" office:value-type="string">
            <text:p text:style-name="P14">15005397</text:p>
          </table:table-cell>
          <table:table-cell table:style-name="Tabla1.A2" office:value-type="string">
            <text:p text:style-name="P15">I.E.S. Fernando Wirtz Suárez</text:p>
          </table:table-cell>
          <table:table-cell table:style-name="Tabla1.A2" office:value-type="string">
            <text:p text:style-name="P18">A Coruña</text:p>
          </table:table-cell>
          <table:table-cell table:style-name="Tabla1.D2" office:value-type="string">
            <text:p text:style-name="P28"><text:span text:style-name="Fuente_20_de_20_párrafo_20_predeter."><text:span text:style-name="T1">2024-2025</text:span></text:span></text:p>
          </table:table-cell>
        </table:table-row>
      </table:table>
      <text:p text:style-name="P2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">Código da familia profesional</text:p>
          </table:table-cell>
          <table:table-cell table:style-name="Tabla2.A1" office:value-type="string">
            <text:p text:style-name="P6">Familia profesional</text:p>
          </table:table-cell>
          <table:table-cell table:style-name="Tabla2.A1" office:value-type="string">
            <text:p text:style-name="P7">Código do ciclo formativo</text:p>
          </table:table-cell>
          <table:table-cell table:style-name="Tabla2.A1" office:value-type="string">
            <text:p text:style-name="P8">Ciclo formativo</text:p>
          </table:table-cell>
          <table:table-cell table:style-name="Tabla2.A1" office:value-type="string">
            <text:p text:style-name="P9">Grao</text:p>
          </table:table-cell>
          <table:table-cell table:style-name="Tabla2.F1" office:value-type="string">
            <text:p text:style-name="P6">Réxime</text:p>
          </table:table-cell>
        </table:table-row>
        <table:table-row table:style-name="Tabla2.2">
          <table:table-cell table:style-name="Tabla2.A2" office:value-type="string">
            <text:p text:style-name="P19">IFC</text:p>
          </table:table-cell>
          <table:table-cell table:style-name="Tabla2.A2" office:value-type="string">
            <text:p text:style-name="P29">Informática e comunicacións</text:p>
          </table:table-cell>
          <table:table-cell table:style-name="Tabla2.A2" office:value-type="string">
            <text:p text:style-name="P20">SIFC01</text:p>
          </table:table-cell>
          <table:table-cell table:style-name="Tabla2.A2" office:value-type="string">
            <text:p text:style-name="P14">Desenvolvemento de Aplicacións Web</text:p>
          </table:table-cell>
          <table:table-cell table:style-name="Tabla2.A2" office:value-type="string">
            <text:p text:style-name="P30">Superior</text:p>
          </table:table-cell>
          <table:table-cell table:style-name="Tabla2.F2" office:value-type="string">
            <text:p text:style-name="P30">Ordinario</text:p>
          </table:table-cell>
        </table:table-row>
      </table:table>
      <text:p text:style-name="P2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ódigo</text:p>
            <text:p text:style-name="P4">MP/UF</text:p>
          </table:table-cell>
          <table:table-cell table:style-name="Tabla3.B1" office:value-type="string">
            <text:p text:style-name="P4">Nome</text:p>
          </table:table-cell>
        </table:table-row>
        <table:table-row table:style-name="Tabla3.2">
          <table:table-cell table:style-name="Tabla3.A2" office:value-type="string">
            <text:p text:style-name="P14">MP0374</text:p>
          </table:table-cell>
          <table:table-cell table:style-name="Tabla3.B2" office:value-type="string">
            <text:p text:style-name="P31"><text:span text:style-name="fontstyle01"><text:span text:style-name="T2"><text:s/>Proxecto de Desenvolvemento de Aplicacións Web</text:span></text:span></text:p>
            <text:p text:style-name="P15">Equivalencia en créditos ECTS: 5.</text:p>
          </table:table-cell>
        </table:table-row>
      </table:table>
      <text:p text:style-name="P2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Tutor</text:p>
          </table:table-cell>
          <table:table-cell table:style-name="Tabla4.B1" office:value-type="string">
            <text:p text:style-name="P16">Constantino García Ulla – Javier Ulla Berdullas - Pablo Irimia Rega</text:p>
          </table:table-cell>
        </table:table-row>
      </table:table>
      <text:p text:style-name="P2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Alumno</text:p>
          </table:table-cell>
          <table:table-cell table:style-name="Tabla5.B1" office:value-type="string">
            <text:p text:style-name="P21">Iván Leal López</text:p>
          </table:table-cell>
        </table:table-row>
      </table:table>
      <text:p text:style-name="P2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Título</text:p>
          </table:table-cell>
          <table:table-cell table:style-name="Tabla6.B1" office:value-type="string">
            <text:p text:style-name="P33"><text:s/><text:span text:style-name="T18">TPCSI</text:span></text:p>
          </table:table-cell>
        </table:table-row>
      </table:table>
      <text:p text:style-name="P17"/>
      <text:p text:style-name="P22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0">Versión</text:p>
          </table:table-cell>
          <table:table-cell table:style-name="Tabla7.A1" office:value-type="string">
            <text:p text:style-name="P11">Data</text:p>
          </table:table-cell>
          <table:table-cell table:style-name="Tabla7.C1" office:value-type="string">
            <text:p text:style-name="P12">Observacións</text:p>
          </table:table-cell>
        </table:table-row>
        <table:table-row>
          <table:table-cell table:style-name="Tabla7.A2" office:value-type="string">
            <text:p text:style-name="P10">V0</text:p>
          </table:table-cell>
          <table:table-cell table:style-name="Tabla7.B2" office:value-type="string">
            <text:p text:style-name="P25">31//03/2025</text:p>
          </table:table-cell>
          <table:table-cell table:style-name="Tabla7.C2" office:value-type="string">
            <text:p text:style-name="P26"/>
          </table:table-cell>
        </table:table-row>
        <table:table-row>
          <table:table-cell table:style-name="Tabla7.A3" office:value-type="string">
            <text:p text:style-name="P10">V1</text:p>
          </table:table-cell>
          <table:table-cell table:style-name="Tabla7.B3" office:value-type="string">
            <text:p text:style-name="P27"/>
          </table:table-cell>
          <table:table-cell table:style-name="Tabla7.C3" office:value-type="string">
            <text:p text:style-name="P26"/>
          </table:table-cell>
        </table:table-row>
        <table:table-row>
          <table:table-cell table:style-name="Tabla7.A4" office:value-type="string">
            <text:p text:style-name="P10">V2</text:p>
          </table:table-cell>
          <table:table-cell table:style-name="Tabla7.B4" office:value-type="string">
            <text:p text:style-name="P27"/>
          </table:table-cell>
          <table:table-cell table:style-name="Tabla7.C4" office:value-type="string">
            <text:p text:style-name="P26"/>
          </table:table-cell>
        </table:table-row>
      </table:table>
      <text:p text:style-name="P23"/>
      <text:p text:style-name="P32"><text:bookmark-start text:name="INDICE"/><text:span text:style-name="Fuente_20_de_20_párrafo_20_predeter."><text:span text:style-name="T3">Índice</text:span></text:span><text:bookmark-end text:name="INDICE"/><text:span text:style-name="Fuente_20_de_20_párrafo_20_predeter."><text:span text:style-name="T3">:</text:span></text:span>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992_3466438741" office:target-frame-name="_top" xlink:show="replace" text:style-name="Internet_20_link" text:visited-style-name="Visited_20_Internet_20_Link">1.Obxectivo<text:tab/>3</text:a></text:p>
          <text:p text:style-name="P36"><text:a xlink:type="simple" xlink:href="#__RefHeading___Toc994_3466438741" office:target-frame-name="_top" xlink:show="replace" text:style-name="Internet_20_link" text:visited-style-name="Visited_20_Internet_20_Link">2.Descripción<text:tab/>3</text:a></text:p>
          <text:p text:style-name="P36"><text:a xlink:type="simple" xlink:href="#__RefHeading___Toc996_3466438741" office:target-frame-name="_top" xlink:show="replace" text:style-name="Internet_20_link" text:visited-style-name="Visited_20_Internet_20_Link">3.Alcance<text:tab/>3</text:a></text:p>
          <text:p text:style-name="P36"><text:a xlink:type="simple" xlink:href="#__RefHeading___Toc998_3466438741" office:target-frame-name="_top" xlink:show="replace" text:style-name="Internet_20_link" text:visited-style-name="Visited_20_Internet_20_Link">4.Planificación<text:tab/>4</text:a></text:p>
          <text:p text:style-name="P36"><text:a xlink:type="simple" xlink:href="#__RefHeading___Toc1000_3466438741" office:target-frame-name="_top" xlink:show="replace" text:style-name="Internet_20_link" text:visited-style-name="Visited_20_Internet_20_Link">5.Medios a empregar<text:tab/>4</text:a></text:p>
          <text:p text:style-name="P36"><text:a xlink:type="simple" xlink:href="#__RefHeading___Toc1002_3466438741" office:target-frame-name="_top" xlink:show="replace" text:style-name="Internet_20_link" text:visited-style-name="Visited_20_Internet_20_Link">6.Presuposto<text:tab/>4</text:a></text:p>
          <text:p text:style-name="P36"><text:a xlink:type="simple" xlink:href="#__RefHeading___Toc1004_3466438741" office:target-frame-name="_top" xlink:show="replace" text:style-name="Internet_20_link" text:visited-style-name="Visited_20_Internet_20_Link">7.Título<text:tab/>5</text:a></text:p>
          <text:p text:style-name="P36"><text:a xlink:type="simple" xlink:href="#__RefHeading___Toc1008_3466438741" office:target-frame-name="_top" xlink:show="replace" text:style-name="Internet_20_link" text:visited-style-name="Visited_20_Internet_20_Link">8.Execución<text:tab/>5</text:a></text:p>
        </text:index-body>
      </text:table-of-content>
      <text:p text:style-name="Standard"/>
      <text:p text:style-name="P37"/>
      <text:p text:style-name="P38"/>
      <text:p text:style-name="Standard"/>
      <text:p text:style-name="P39"/>
      <text:list text:style-name="WWNum1">
        <text:list-item text:start-value="1">
          <text:p text:style-name="P72"><text:bookmark-start text:name="_Toc65582858"/><text:bookmark-start text:name="__RefHeading___Toc992_3466438741"/>Obxectivo<text:bookmark-end text:name="_Toc65582858"/><text:bookmark-end text:name="__RefHeading___Toc992_3466438741"/></text:p>
        </text:list-item>
      </text:list>
      <text:p text:style-name="P40">&lt;</text:p>
      <text:p text:style-name="P41">Obxectivo que se marca o proxecto. Debe estar expresado dun xeito, claro e preciso, concreto <text:s/>que permita determinar o éxito ou fracaso do mesmo</text:p>
      <text:p text:style-name="P45">CA 2.4. Establecéronse os obxectivos</text:p>
      <text:p text:style-name="P50">Os obxectivos do meu programa consisten en unha páxina web sobre unha tenda de reparación e montaxe de equipos informáticos, este programa permitirá dar a <text:span text:style-name="T4">c</text:span>oñecer a miña empresa gracias a <text:span text:style-name="T4">gran extensión de internet polo mundo, ademais os usuarios poderán darse de alta para poder ver o seu historial de reparación e se ten unha reparación en procedemento ver o estado no que se encontra, por outra parte a empresa terá un usuario administrador para ir insertando e modificando os datos na base de datos cunha interface web gráfica para así sr mais fácil a xestión da base de datos.</text:span></text:p>
      <text:p text:style-name="P45"/>
      <text:p text:style-name="P45">CA 5.1. Enunciáronse os obxectivos do proxecto.</text:p>
      <text:p text:style-name="P51">Obxectivos:</text:p>
      <text:p text:style-name="P51">1) <text:span text:style-name="T6">Paxina </text:span><text:span text:style-name="T7">informativa </text:span><text:span text:style-name="T6">sobre a empresa</text:span>: Nada máis entrar na web teremos unha paxina con un resumo xeral sobre a nosa empresa onde se dirá a que nos dedicamos, con que tipo de tecnoloxías traballamos, os servizos que damos e a quen están dirixidos estes servizos.</text:p>
      <text:p text:style-name="P51">Tamén se informará ao usuario o horario que ten a nosa tenda física ficticia par<text:span text:style-name="T11">a</text:span> así os clientes poidan acudir as horas que esteamos abertos.</text:p>
      <text:p text:style-name="P52">Tamén teremos unha páxina de contacto onde aparecerá un mapa de Google Maps coa localización da nosa tenda física ficticia e un formulario para que os usuarios poidan poñerse en contacto con nós e poder resolver as súas inquietudes.</text:p>
      <text:p text:style-name="P53">2) <text:span text:style-name="T6">Inicio de sesión de usuarios clientes:</text:span> Na web teremos un inicio onde os clientes poderán iniciar sesión para acceder a un menú onde poderán acceder a todo o seu historial de reparacións con todos os datos de cada unha “tempo de duración, accións realizadas, pezas substituídas, a razón pola que entrou o equipo, o prezo da reparación, etc”.</text:p>
      <text:p text:style-name="P53">En caso de ter unha reparación en marcha esta non aparecerá no menú anterior debido a que non está acabada, para saber en que estado está “esperando técnico, esperando pezas, rematada, etc” no menú teremos un apartado onde o usuario introducirá un código que se lle dará para que ao introducilo e darlle a buscar este apareza e lle informe en que estado se encontra a tempo real.</text:p>
      <text:p text:style-name="P54">3) <text:span text:style-name="T6">Inicio de sesión de administrador:</text:span> Na web no mesmo inicio de sesión que dos clientes o administrador accederá pero este terá un menú distinto, terá un menú ao que pode acceder a distintas paxinas nas cales estas terán táboas coa información correspondente que ha<text:span text:style-name="T12">xa na</text:span> base de datos <text:span text:style-name="T12">nas distintas táboas “clientes, reparacións, empregados, etc” e nestas táboas poderán editar os datos por si se necesitan modificar e lles aparecerá un formulario coa información do campo seleccionado para poder actualizarse, ademais tamén terá a opción de engadir un novo elemento a táboa por exemplo un novo cliente e ao cliquear nese apartado aparecerá un formulario en branco cos distintos campos onde se terá que poñer a información correspondente, ao rematar darase a enviar e aparecerá o novo campo na táboa xa que este estará subido na base de datos.</text:span></text:p>
      <text:p text:style-name="P55">Tamén as distintas táboas terán un filtro para buscar datos específicos “buscar usuarios co mesmo nome, buscar un usuario concreto, ver as reparacións de un dia, etc...”</text:p>
      <text:p text:style-name="P41">&gt;</text:p>
      <text:list text:continue-numbering="true" text:style-name="WWNum1">
        <text:list-item>
          <text:p text:style-name="P73"><text:bookmark-start text:name="_Toc65582859"/><text:bookmark-start text:name="__RefHeading___Toc994_3466438741"/>Descripción<text:bookmark-end text:name="_Toc65582859"/><text:bookmark-end text:name="__RefHeading___Toc994_3466438741"/></text:p>
        </text:list-item>
      </text:list>
      <text:p text:style-name="P34"/>
      <text:p text:style-name="P42">&lt;</text:p>
      <text:p text:style-name="P43">Breve descrición do proxecto, explicando aqueles puntos máis importantes, significativos ou dignos de mención. Amosando a parte do código que desexe resaltar, ben pola súa dificultade ou por seren os puntos máis relevantes do <text:s/>proxecto. Comentando as partes do proxecto que supuxeron unha maior dificultade.</text:p>
      <text:p text:style-name="P43">Neste apartado pódese incluír a motivación persoal que lle levou a presentar dito proxecto.</text:p>
      <text:p text:style-name="P47">CA 5.2. Describiuse o proceso seguido para a identificación das necesidades das empresas do sector.</text:p>
      <text:p text:style-name="P56">Este proxecto consiste nunha aplicación web que engloban tres grandes necesidades para empresas de pequeno e mediano tamaño que traballan no sector da informática na reparación e mantemento de equipos informáticos.</text:p>
      <text:p text:style-name="P56">Este proxecto axuda a estas empresas a darse a coñecer en internet de<text:span text:style-name="T13">b</text:span>ido a que gracias a iso poden chegar a máis xente e aumentar o seu numero de clientes, <text:span text:style-name="T13">ademais as empresas que ofrecen estes servizos ao deixar o cliente o seu equipo a reparar este non sabe nada do estado do seu equipo e as veces o cliente ten que estar detrás da empresa para saber como se encontra a reparación. Grazas ao sistema do noso programa que di o estado da reparación do equipo do cliente este pode iniciar sesión e ver en que estado se encontra e así non ter que chamar a empresa xa que iso é máis molesto </text:span><text:span text:style-name="T14">x</text:span><text:span text:style-name="T13">a que a empresa pode que non colla o teléfono ou o cliente estea ocupado e non poda chamar.</text:span></text:p>
      <text:p text:style-name="P58">Ademais o propio programa inclúe todas as ferramentas para que os empregados administren e xestionen a base de datos das reparacións cunha interface sinxela para así poder almacenar, editar e ver os datos e que a base de datos este ao día.</text:p>
      <text:p text:style-name="P58"/>
      <text:p text:style-name="P59">A parte máis cediosa do código é a parte onde por cada táboa da base de datos ha<text:span text:style-name="T20">i</text:span> que facer tres arquivos polo modelo vista controlador, isto e mo<text:span text:style-name="T19">i</text:span> cedioso ademais disto ha<text:span text:style-name="T20">i</text:span> que facer que todas as sentenzas SQL funcionen correctamente e non den ningún tipo de erro.</text:p>
      <text:p text:style-name="P47">CA 5.3. Describiuse a solución adoptada a partir da documentación xerada no proceso de deseño.</text:p>
      <text:p text:style-name="P42">&gt;</text:p>
      <text:p text:style-name="P42"/>
      <text:p text:style-name="P42"/>
      <text:list text:continue-numbering="true" text:style-name="WWNum1">
        <text:list-item>
          <text:p text:style-name="P73"><text:bookmark-start text:name="_Toc65582860"/><text:bookmark-start text:name="__RefHeading___Toc996_3466438741"/>Alcance<text:bookmark-end text:name="_Toc65582860"/><text:bookmark-end text:name="__RefHeading___Toc996_3466438741"/></text:p>
        </text:list-item>
      </text:list>
      <text:p text:style-name="P41">&lt;</text:p>
      <text:p text:style-name="P41">Si na súa <text:s/>concepción é moi <text:s/>ambicioso, <text:s/>podedes limitar o alcance do mesmo, circunscribíndoo a aquelo para o que si teredes tempo de realizar no prazo do proxecto.</text:p>
      <text:p text:style-name="P41">Explicando que é o que <text:s/>queda fóra do proxecto e o impacto que supón para o <text:s/>mesmo.</text:p>
      <text:p text:style-name="P41">Non se permitirá que esa limitación no alcance do proxecto condicione o seu éxito ou unha conclusión aceptable do proxecto.</text:p>
      <text:p text:style-name="P45">CA 2.3. Identificáronse as fases ou partes do proxecto, así como o seu contido.</text:p>
      <text:p text:style-name="P66"><text:span text:style-name="Fuente_20_de_20_párrafo_20_predeter."><text:span text:style-name="T15">CA 2.4. </text:span></text:span><text:span text:style-name="Fuente_20_de_20_párrafo_20_predeter."><text:span text:style-name="T16">I</text:span></text:span><text:span text:style-name="Fuente_20_de_20_párrafo_20_predeter."><text:span text:style-name="T15">dentificouse o seu alcance.</text:span></text:span></text:p>
      <text:p text:style-name="P67"><text:span text:style-name="Fuente_20_de_20_párrafo_20_predeter."><text:span text:style-name="T21">No meu proxecto vaise cumprir todos requisitos para que sexa una plataforma totalmente funcional.</text:span></text:span></text:p>
      <text:p text:style-name="P67"><text:span text:style-name="Fuente_20_de_20_párrafo_20_predeter."><text:span text:style-name="T21"/></text:span></text:p>
      <text:p text:style-name="P67"><text:span text:style-name="Fuente_20_de_20_párrafo_20_predeter."><text:span text:style-name="T21">A aparte da web da información ao usuario vay estar totalmente completa tanto coas explicacións sobre en que consiste a empresa como a páxina de contacto para que o usuario póñase en contacto con nós.</text:span></text:span></text:p>
      <text:p text:style-name="P67"><text:span text:style-name="Fuente_20_de_20_párrafo_20_predeter."><text:span text:style-name="T21"/></text:span></text:p>
      <text:p text:style-name="P67"><text:span text:style-name="Fuente_20_de_20_párrafo_20_predeter."><text:span text:style-name="T21">A parte de inicio de sesión estará completa para permitir iniciar sesión e distinguir tanto de usuarios clientes como administradores e dependendo do tipo de usuario mostrará una interface distinta.</text:span></text:span></text:p>
      <text:p text:style-name="P67"><text:span text:style-name="Fuente_20_de_20_párrafo_20_predeter."><text:span text:style-name="T21"/></text:span></text:p>
      <text:p text:style-name="P67"><text:span text:style-name="Fuente_20_de_20_párrafo_20_predeter."><text:span text:style-name="T21">Os usuarios clientes terán unha interface onde terán o sou historial de reparacións e terá a opción de noutra paxina poñer un código para se ten una reparación en proceso ver o seu estado.</text:span></text:span></text:p>
      <text:p text:style-name="P67"><text:span text:style-name="Fuente_20_de_20_párrafo_20_predeter."><text:span text:style-name="T21"/></text:span></text:p>
      <text:p text:style-name="P67"><text:span text:style-name="Fuente_20_de_20_párrafo_20_predeter."><text:span text:style-name="T21">Os usuarios administradores terán unha interface para administrar as táboas da base de datos para poder engadir, editar, borrar e así poder administrala dende a web cunha interface sinxela e fácil de usar.</text:span></text:span></text:p>
      <text:p text:style-name="P67"><text:span text:style-name="Fuente_20_de_20_párrafo_20_predeter."><text:span text:style-name="T21"/></text:span></text:p>
      <text:p text:style-name="P68"><text:span text:style-name="Fuente_20_de_20_párrafo_20_predeter."><text:span text:style-name="T22">Un ámbito que non vou poder abarcar é que o usuario ao enviar o formulario o servidor teña un servidor de correo e este, lle envíe un correo de maneira automática dicindo que a sua mensaxe foi recibida sin ningun problema e que o servizo non tardará en ontestar.</text:span></text:span></text:p>
      <text:p text:style-name="P41">&gt;</text:p>
      <text:list text:continue-numbering="true" text:style-name="WWNum1">
        <text:list-item>
          <text:p text:style-name="P73"><text:bookmark-start text:name="_Toc65582861"/><text:bookmark-start text:name="__RefHeading___Toc998_3466438741"/>Planificación<text:bookmark-end text:name="_Toc65582861"/><text:bookmark-end text:name="__RefHeading___Toc998_3466438741"/></text:p>
        </text:list-item>
      </text:list>
      <text:p text:style-name="P42">&lt;</text:p>
      <text:p text:style-name="P42">Débese incluír un detalle de tarefas e os seus tempos.</text:p>
      <text:p text:style-name="P76">Os procedementos foron os seguintes.</text:p>
      <text:p text:style-name="P76"/>
      <text:p text:style-name="P83">1) Planificación sobre a temática do proxecto.</text:p>
      <text:p text:style-name="P76"><text:span text:style-name="T32">N</text:span>esta etapa se pensou sobre que trataría o proxecto e para que tipo de sector sería útil, ademais se pensou en cal sería o tipo de cliente <text:span text:style-name="T32">e derivado de ese razoamento pensouse os usuarios que utilizarían a aplicación web.</text:span></text:p>
      <text:p text:style-name="P78">Nesta esta etapa dedicouse un tempo de un día xa que tiña a idea xa dende fai tempo.</text:p>
      <text:p text:style-name="P78">Determinouse que o proxecto ia tratar sobre a xestión dunha tenda de mantemento de equipos informáticos e a aplicación web ia ser un conxunto de paxina de <text:span text:style-name="T34">distinto tipo:</text:span> presentación,paxina de acceso a datos para os clientes e paxina para a administración da base de datos para que esta aplicación estea actualizada.</text:p>
      <text:p text:style-name="P76"/>
      <text:p text:style-name="P85">2) Planificación do estilo da aplicación web.</text:p>
      <text:p text:style-name="P82">Nesta etapa planificouse a aparencia da páxina web, para facelo se creou unha gia de estilos <text:span text:style-name="T37">onde se abarcan distintos apartados como a tipografía da paxina, as cores que se utilizan e as súa importancia na páxina, os formatos das imaxes etc...</text:span></text:p>
      <text:p text:style-name="P76"/>
      <text:p text:style-name="P84"><text:span text:style-name="T36">3</text:span>) Planificación da parte da Web estática.</text:p>
      <text:p text:style-name="P77">Nesta etapa planificouse <text:span text:style-name="T33">cales ían ser as páxinas estáticas da plataforma web e cal ia ser o seu contido. </text:span></text:p>
      <text:p text:style-name="P77"><text:span text:style-name="T33">Finalmente </text:span><text:span text:style-name="T34">tras ver cales serían as máis útiles a web terá dous páxinas deste tipo.</text:span></text:p>
      <text:p text:style-name="P77"><text:tab/><text:span text:style-name="T31">1.</text:span><text:span text:style-name="T9">Páxina de presentación:</text:span><text:span text:style-name="T34"> Nesta paxina faise o resumo de que trata a empresa, os <text:tab/>horarios, os tipos de clientes aos que damos servizo e o tipo de soporte que se da aos <text:tab/>clientes. </text:span></text:p>
      <text:p text:style-name="P77"><text:tab/><text:span text:style-name="T35">2.</text:span><text:span text:style-name="T10">Páxina de contacto:</text:span><text:span text:style-name="T35"> Nesta páxina aparece un mapa de Google Maps para que o usuario <text:tab/>saiba onde esta a localización física da empresa e poda orientarse, ademais diso haberá un <text:tab/>formulario para que o usuario se poña en contacto con nós e faia as preguntas que <text:tab/>precise.</text:span></text:p>
      <text:p text:style-name="P81">Nestas dúas paxinas están divididas por: cabeceira, corpo e pe de páxina.</text:p>
      <text:p text:style-name="P46">CA 3.1. Estableceuse a secuencia das actividades en función das necesidades de posta en práctica.</text:p>
      <text:p text:style-name="P46">CA 3.2. Determináronse os recursos e a loxística necesarios para cada actividade.</text:p>
      <text:p text:style-name="P46">CA 3.3. Identificáronse as necesidades de permisos e autorizacións para levar a cabo as actividades.</text:p>
      <text:p text:style-name="P46">CA 3.4. Determináronse os procedementos de actuación ou execución das actividades.</text:p>
      <text:p text:style-name="P46">CA 3.6. Planificáronse a asignación de recursos materiais e humanos, e os tempos de execución.</text:p>
      <text:p text:style-name="P46">CA 5.4. Describíronse as actividades en que se divide a execución do proxecto.</text:p>
      <text:p text:style-name="P46">CA 5.5. Xustificáronse as decisións tomadas de planificación da execución do proxecto.</text:p>
      <text:p text:style-name="P42">&gt;</text:p>
      <text:p text:style-name="P42"/>
      <text:p text:style-name="P42"/>
      <text:p text:style-name="P42"><text:soft-page-break/></text:p>
      <text:list text:continue-numbering="true" text:style-name="WWNum1">
        <text:list-item>
          <text:p text:style-name="P73"><text:bookmark-start text:name="_Toc65582862"/><text:bookmark-start text:name="__RefHeading___Toc1000_3466438741"/>Medios a empregar<text:bookmark-end text:name="_Toc65582862"/><text:bookmark-end text:name="__RefHeading___Toc1000_3466438741"/></text:p>
        </text:list-item>
      </text:list>
      <text:p text:style-name="P42">&lt;</text:p>
      <text:p text:style-name="P42">Equipos, software, recursos tecnolóxicos, etc.</text:p>
      <text:p text:style-name="P46">CA 3.6. Planificáronse a asignación de recursos materiais e humanos, e os tempos de execución.</text:p>
      <text:p text:style-name="P46">CA 2.5. Prevíronse os recursos materiais e persoais necesarios para realizar o proxecto.</text:p>
      <text:p text:style-name="P42">&gt;</text:p>
      <text:p text:style-name="P60">Para este proxecto requirirase:</text:p>
      <text:p text:style-name="P61">1) <text:span text:style-name="T6">Equipos</text:span>:</text:p>
      <text:p text:style-name="P61"><text:span text:style-name="T23">1.</text:span><text:span text:style-name="T24"> </text:span><text:span text:style-name="T8">Sobremesa/Portátil:</text:span><text:span text:style-name="T23"> <text:s/>Se </text:span><text:span text:style-name="T26">precisará</text:span><text:span text:style-name="T23"> un tipo de estes equipos onde coas aplicacións necesarias, se realizará a creación dos arquivos e a codificación d</text:span><text:span text:style-name="T25">este</text:span><text:span text:style-name="T23">s.</text:span></text:p>
      <text:p text:style-name="P63">Tamén funcionará como servidor para así lanzar os arquivos e ver se estes funcionan con o sin ningún tipo de erro e en caso de telo, localizalo é arranxalo.</text:p>
      <text:p text:style-name="P62">2) <text:span text:style-name="T6">Software</text:span>: Se <text:span text:style-name="T27">empregarán os seguintes.</text:span></text:p>
      <text:p text:style-name="P64">1. <text:span text:style-name="T5">Visual Studio Code:</text:span> Este programa empregarase para a codificación dos distintos arquivos nos diferentes linguaxes de programación, para poder codificar neste programa nas distintas linguaxes empregaranse as distintas extensións:</text:p>
      <text:p text:style-name="P64"><text:tab/>1.<text:span text:style-name="T28"> </text:span><text:span text:style-name="T5">Spanish Language Pack for Visual Studio Code:</text:span><text:span text:style-name="T28"> <text:s/>Esta extensión o que fai é traducir todo <text:tab/>o programa ao castelán para así poder entender que fai cada apartado.</text:span></text:p>
      <text:p text:style-name="P80"><text:span text:style-name="T28">2. </text:span><text:span text:style-name="T5">XAMPP:</text:span><text:span text:style-name="T28"> </text:span><text:span text:style-name="T29">Este program</text:span><text:span text:style-name="T30">a</text:span></text:p>
      <text:p text:style-name="P75"><text:tab/></text:p>
      <text:p text:style-name="P42"/>
      <text:p text:style-name="P42"/>
      <text:p text:style-name="P42"/>
      <text:list text:continue-numbering="true" text:style-name="WWNum1">
        <text:list-item>
          <text:p text:style-name="P73"><text:bookmark-start text:name="_Toc65582863"/><text:bookmark-start text:name="__RefHeading___Toc1002_3466438741"/>Presuposto<text:bookmark-end text:name="_Toc65582863"/><text:bookmark-end text:name="__RefHeading___Toc1002_3466438741"/></text:p>
        </text:list-item>
      </text:list>
      <text:p text:style-name="P49"/>
      <text:p text:style-name="P44">&lt;</text:p>
      <text:p text:style-name="P48">CA 3.7. Fíxose a valoración económica que dea resposta ás condicións da execución.</text:p>
      <text:p text:style-name="P48">CA 2.6. Realizouse o orzamento correspondente.</text:p>
      <text:p text:style-name="P44">&gt;</text:p>
      <text:p text:style-name="P44"/>
      <text:p text:style-name="P44"/>
      <text:p text:style-name="P49"/>
      <text:p text:style-name="P49"/>
      <text:list text:continue-numbering="true" text:style-name="WWNum1">
        <text:list-item>
          <text:p text:style-name="P73"><text:bookmark-start text:name="_Toc65582864"/><text:bookmark-start text:name="__RefHeading___Toc1004_3466438741"/>Título<text:bookmark-end text:name="_Toc65582864"/><text:bookmark-end text:name="__RefHeading___Toc1004_3466438741"/></text:p>
        </text:list-item>
      </text:list>
      <text:p text:style-name="P69">Título do proxecto.</text:p>
      <text:p text:style-name="P57">O nome do meu proxecto vai ser TPCSI.</text:p>
      <text:p text:style-name="P57">Este nome ten un significado:</text:p>
      <text:p text:style-name="P57">1) TPCS: É unha abreviatura de Tenda de PCS “personal computer en plural” .</text:p>
      <text:p text:style-name="P57">2) I: É a inicial do meu nome.</text:p>
      <text:p text:style-name="P57">O significado completo seria Tenda de PCS de Iván. </text:p>
      <text:p text:style-name="P69"/>
      <text:list text:continue-numbering="true" text:style-name="WWNum1">
        <text:list-item>
          <text:p text:style-name="P73"><text:bookmark-start text:name="_Toc65582865"/><text:bookmark-start text:name="__RefHeading___Toc1008_3466438741"/>Execución<text:bookmark-end text:name="_Toc65582865"/><text:bookmark-end text:name="__RefHeading___Toc1008_3466438741"/></text:p>
        </text:list-item>
      </text:list>
      <text:p text:style-name="P71"/>
      <text:p text:style-name="P35"/>
      <text:p text:style-name="P70"/>
      <text:p text:style-name="P65"><text:span text:style-name="Fuente_20_de_20_párrafo_20_predeter."><text:span text:style-name="T17">Nesta sección o alumnado deberá incluír un resumo do desenrolo do proxecto. O alumnado realizará finalmente, unha demostración do funcionamento do proxect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orphans="2" fo:widows="2" fo:hyphenation-ladder-count="no-limit" fo:text-indent="0.499cm" style:auto-text-indent="false">
        <style:tab-stops/>
      </style:paragraph-properties>
      <style:text-properties fo:color="#00000a" loext:opacity="100%" style:font-name="Verdana" fo:font-family="Verdana" style:font-family-generic="swiss" style:font-pitch="variable" fo:font-size="9pt" style:font-size-asian="9pt" style:language-asian="zh" style:country-asian="CN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706cm" fo:margin-bottom="0.353cm" style:contextual-spacing="false" fo:keep-together="always" fo:hyphenation-ladder-count="no-limit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swiss" style:font-pitch="variable" fo:font-size="26pt" fo:font-weight="bold" style:font-name-asian="Arial Narrow" style:font-family-asian="'Arial Narrow'" style:font-family-generic-asian="swiss" style:font-pitch-asian="variable" style:font-size-asian="26pt" style:font-weight-asian="bold" style:font-name-complex="Arial Narrow" style:font-family-complex="'Arial Narrow'" style:font-family-generic-complex="swiss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dbe5f1" draw:opacity="100%"/>
      <style:paragraph-properties fo:margin-left="1cm" fo:margin-top="0.635cm" fo:margin-bottom="0.423cm" style:contextual-spacing="false" fo:text-align="justify" style:justify-single-word="false" fo:hyphenation-ladder-count="no-limit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336699" style:shadow="none" fo:keep-with-next="always"/>
      <style:text-properties fo:color="#336699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hyphenation-ladder-count="no-limit" fo:keep-with-next="always"/>
      <style:text-properties fo:color="#336699" loext:opacity="100%"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size="12pt" fo:font-weight="bold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cm" style:contextual-spacing="false" fo:hyphenation-ladder-count="no-limit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hyphenation-ladder-count="no-limit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Standard" style:next-style-name="Standard">
      <style:paragraph-properties fo:margin-left="0.95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5" style:display-name="Índice 5" style:family="paragraph" style:parent-style-name="Standard" style:next-style-name="Standard">
      <style:paragraph-properties fo:margin-left="1.27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6" style:display-name="Índice 6" style:family="paragraph" style:parent-style-name="Standard" style:next-style-name="Standard">
      <style:paragraph-properties fo:margin-left="1.588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7" style:display-name="Índice 7" style:family="paragraph" style:parent-style-name="Standard" style:next-style-name="Standard">
      <style:paragraph-properties fo:margin-left="1.905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8" style:display-name="Índice 8" style:family="paragraph" style:parent-style-name="Standard" style:next-style-name="Standard">
      <style:paragraph-properties fo:margin-left="2.22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9" style:display-name="Índice 9" style:family="paragraph" style:parent-style-name="Standard" style:next-style-name="Standard">
      <style:paragraph-properties fo:margin-left="2.54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 fo:hyphenation-ladder-count="no-limit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style:contextual-spacing="false" fo:line-height="106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swiss" style:font-pitch="variable" fo:font-size="16pt" fo:font-weight="normal" style:font-size-asian="16pt" style:language-asian="es" style:country-asian="ES" style:font-weight-asian="normal" style:font-name-complex="Times New Roman" style:font-family-complex="'Times New Roman'" style:font-family-generic-complex="roman" style:font-pitch-complex="variable" style:font-size-complex="16pt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ntstyle01" style:family="text" style:parent-style-name="Fuente_20_de_20_párrafo_20_predeter.">
      <style:text-properties fo:color="#00000a" loext:opacity="100%" style:font-name="ArialMT" fo:font-family="ArialMT" style:font-family-generic="roman" style:font-pitch="variable" fo:font-size="8pt" fo:font-style="normal" fo:font-weight="normal" style:font-name-asian="ArialMT" style:font-family-asian="ArialMT" style:font-family-generic-asian="roman" style:font-pitch-asian="variable" style:font-size-asian="8pt" style:font-style-asian="normal" style:font-weight-asian="normal" style:font-name-complex="ArialMT" style:font-family-complex="ArialMT" style:font-family-generic-complex="roman" style:font-pitch-complex="variable" style:font-size-complex="8pt" style:font-style-complex="normal" style:font-weight-complex="normal"/>
    </style:style>
    <style:style style:name="Mención_20_sin_20_resolver1" style:display-name="Mención sin resolver1" style:family="text" style:parent-style-name="Fuente_20_de_20_párrafo_20_predeter.">
      <style:text-properties fo:color="#605e5c" loext:opacity="100%" fo:background-color="#e1dfd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color="#00000a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language-asian="zh" style:country-asian="CN" style:font-name-complex="Verdana" style:font-family-complex="Verdana" style:font-family-generic-complex="swiss" style:font-pitch-complex="variable"/>
    </style:style>
    <style:style style:name="Título_20_1_20_Car" style:display-name="Título 1 Car" style:family="text" style:parent-style-name="Fuente_20_de_20_párrafo_20_predeter.">
      <style:text-properties fo:color="#000080" loext:opacity="100%"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language-asian="zh" style:country-asian="CN" style:font-weight-asian="bold" style:font-name-complex="Arial" style:font-family-complex="Arial" style:font-family-generic-complex="swiss" style:font-pitch-complex="variable" style:font-size-complex="24pt"/>
    </style:style>
    <style:style style:name="Texto_20_de_20_globo_20_Car" style:display-name="Texto de globo Car" style:family="text" style:parent-style-name="Fuente_20_de_20_párrafo_20_predeter.">
      <style:text-properties fo:color="#00000a" loext:opacity="100%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-asian="Arial Narrow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 LibreOffice_project/da48488a73ddd66ea24cf16bbc4f7b9c08e9bea1</meta:generator>
    <meta:initial-creator>Lord</meta:initial-creator>
    <meta:creation-date>2022-10-14T11:07:00Z</meta:creation-date>
    <dc:date>2025-04-07T17:49:32.724000000</dc:date>
    <meta:print-date>2021-10-19T20:49:00Z</meta:print-date>
    <meta:editing-cycles>50</meta:editing-cycles>
    <meta:editing-duration>PT3H35M38S</meta:editing-duration>
    <meta:document-statistic meta:table-count="7" meta:image-count="0" meta:object-count="0" meta:page-count="12" meta:paragraph-count="148" meta:word-count="1968" meta:character-count="11705" meta:non-whitespace-character-count="9867"/>
    <meta:user-defined meta:name="AppVersion">15.0000</meta:user-defined>
    <meta:user-defined meta:name="Company">www.intercambiosvirtuales.org</meta:user-defined>
    <meta:template xlink:type="simple" xlink:actuate="onRequest" xlink:title="" xlink:href="Normal.dotm"/>
  </office:meta>
</office:document-meta>
</file>